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ackground-color="#ff0000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83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48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6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358" calcext:value-type="float">
            <text:p>35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352" calcext:value-type="float">
            <text:p>352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4]" office:value-type="float" office:value="492" calcext:value-type="float">
            <text:p>49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1" office:value-type="float" office:value="5" calcext:value-type="float">
            <text:p>5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8" table:formula="of:=([.$M22]/[.$E$13])*100" office:value-type="float" office:value="28.4552845528455" calcext:value-type="float">
            <text:p>28.46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276" calcext:value-type="float">
            <text:p>276</text:p>
          </table:table-cell>
          <table:table-cell table:style-name="ce648" table:formula="of:=([.$M23]/[.$E$13])*100" office:value-type="float" office:value="56.0975609756098" calcext:value-type="float">
            <text:p>56.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76" calcext:value-type="float">
            <text:p>76</text:p>
          </table:table-cell>
          <table:table-cell table:style-name="ce648" table:formula="of:=([.$M24]/[.$E$13])*100" office:value-type="float" office:value="15.4471544715447" calcext:value-type="float">
            <text:p>15.4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92" calcext:value-type="float">
            <text:p>492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352" calcext:value-type="float">
            <text:p>352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7" table:formula="of:=SUM([.B5:.B6])" office:value-type="float" office:value="28" calcext:value-type="float">
            <text:p>28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12" calcext:value-type="float">
            <text:p>12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32" calcext:value-type="float">
            <text:p>32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16" calcext:value-type="float">
            <text:p>16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36" calcext:value-type="float">
            <text:p>136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358" calcext:value-type="float">
            <text:p>358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140" calcext:value-type="float">
            <text:p>14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0" table:formula="of:=(([.I3]+[.I7])/[Alapértékek.D8])" office:value-type="float" office:value="5.6" calcext:value-type="float">
            <text:p>5.6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5" calcext:value-type="float">
            <text:p>5</text:p>
          </table:table-cell>
          <table:table-cell table:style-name="ce618" table:content-validation-name="val4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2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5" table:formula="of:=[.C14]+[Alapértékek.$C$21]" office:value-type="float" office:value="5" calcext:value-type="float">
            <text:p>5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6" calcext:value-type="float">
            <text:p>6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2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5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7" calcext:value-type="float">
            <text:p>7</text:p>
          </table:table-cell>
          <table:table-cell table:style-name="ce618" table:content-validation-name="val42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5" table:formula="of:=[.C16]+[Alapértékek.$C$21]" office:value-type="float" office:value="7" calcext:value-type="float">
            <text:p>7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8" calcext:value-type="float">
            <text:p>8</text:p>
          </table:table-cell>
          <table:table-cell table:style-name="ce618" table:content-validation-name="val42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2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2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5" table:formula="of:=[.C17]+[Alapértékek.$C$21]" office:value-type="float" office:value="8" calcext:value-type="float">
            <text:p>8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42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8];harcmodorok;3)+[.$E$8]" office:value-type="float" office:value="-12" calcext:value-type="float">
            <text:p>-12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7" calcext:value-type="float">
            <text:p>7</text:p>
          </table:table-cell>
          <table:table-cell table:style-name="ce759" table:content-validation-name="val42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6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3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2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7"/>
          <table:table-cell table:style-name="ce70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1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29" table:number-columns-spanned="2" table:number-rows-spanned="1"/>
          <table:covered-table-cell table:style-name="ce729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4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48"/>
        <table:table-column table:style-name="co53" table:default-cell-style-name="ce64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358" calcext:value-type="float" table:number-columns-spanned="2" table:number-rows-spanned="1">
            <text:p>358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1" calcext:value-type="float">
            <text:p>11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25" calcext:value-type="float" table:number-columns-spanned="3" table:number-rows-spanned="1">
            <text:p>2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.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52"/>
          <table:covered-table-cell table:style-name="ce617"/>
          <table:covered-table-cell table:style-name="ce1452"/>
          <table:covered-table-cell table:style-name="ce1505"/>
          <table:covered-table-cell table:number-columns-repeated="2" table:style-name="ce617"/>
          <table:covered-table-cell table:style-name="ce1452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52"/>
          <table:table-cell table:style-name="ce617"/>
          <table:table-cell table:style-name="ce1452"/>
          <table:table-cell table:style-name="ce1505"/>
          <table:table-cell table:style-name="ce617" table:number-columns-repeated="2"/>
          <table:table-cell table:style-name="ce1452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20]+[.B29]+[.D9]+[.D40]+[.F31]" office:value-type="float" office:value="77" calcext:value-type="float">
            <text:p>77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8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10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595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3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5:.A20])" office:value-type="float" office:value="16" calcext:value-type="float">
            <text:p>16</text:p>
          </table:table-cell>
          <table:table-cell table:style-name="ce143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74"/>
          <table:table-cell/>
          <table:table-cell table:style-name="ce143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95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475"/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3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5:.A29])" office:value-type="float" office:value="5" calcext:value-type="float">
            <text:p>5</text:p>
          </table:table-cell>
          <table:table-cell table:style-name="ce143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 table:style-name="ce1477"/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8:.E31])" office:value-type="float" office:value="24" calcext:value-type="float">
            <text:p>24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452" table:formula="of:=COUNTA([.C$13:.C$40])" office:value-type="float" office:value="27" calcext:value-type="float">
            <text:p>27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824" office:value-type="string" calcext:value-type="string">
            <text:p>TODO: frissíteni a változások után</text:p>
          </table:table-cell>
          <table:table-cell table:number-columns-repeated="1638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583"/>
        <table:table-column table:style-name="co72" table:default-cell-style-name="ce1831"/>
        <table:table-column table:style-name="co73" table:default-cell-style-name="ce1583"/>
        <table:table-column table:style-name="co74" table:default-cell-style-name="ce1835"/>
        <table:table-column table:style-name="co14" table:default-cell-style-name="ce1583"/>
        <table:table-column table:style-name="co75" table:default-cell-style-name="ce1583"/>
        <table:table-column table:style-name="co76" table:default-cell-style-name="ce1583"/>
        <table:table-column table:style-name="co77" table:default-cell-style-name="ce1583"/>
        <table:table-column table:style-name="co78" table:default-cell-style-name="ce1583"/>
        <table:table-column table:style-name="co79" table:default-cell-style-name="ce1583"/>
        <table:table-column table:style-name="co80" table:default-cell-style-name="ce1583"/>
        <table:table-column table:style-name="co81" table:default-cell-style-name="ce1583"/>
        <table:table-column table:style-name="co82" table:default-cell-style-name="ce1583"/>
        <table:table-column table:style-name="co14" table:number-columns-repeated="16371" table:default-cell-style-name="ce1583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83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38"/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583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4"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3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3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3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3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3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24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4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3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9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3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3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16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83"/>
        <table:table-column table:style-name="co87" table:default-cell-style-name="ce1583"/>
        <table:table-column table:style-name="co88" table:default-cell-style-name="ce1583"/>
        <table:table-column table:style-name="co89" table:default-cell-style-name="ce1583"/>
        <table:table-column table:style-name="co88" table:default-cell-style-name="ce1583"/>
        <table:table-column table:style-name="co39" table:default-cell-style-name="ce1583"/>
        <table:table-column table:style-name="co90" table:default-cell-style-name="ce1583"/>
        <table:table-column table:style-name="co91" table:default-cell-style-name="ce1583"/>
        <table:table-column table:style-name="co92" table:default-cell-style-name="ce1583"/>
        <table:table-column table:style-name="co93" table:default-cell-style-name="ce1583"/>
        <table:table-column table:style-name="co94" table:default-cell-style-name="ce1583"/>
        <table:table-column table:style-name="co95" table:default-cell-style-name="ce1583"/>
        <table:table-column table:style-name="co25" table:default-cell-style-name="ce1583"/>
        <table:table-column table:style-name="co96" table:default-cell-style-name="ce1583"/>
        <table:table-column table:style-name="co97" table:default-cell-style-name="ce1583"/>
        <table:table-column table:style-name="co98" table:default-cell-style-name="ce1583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41"/>
          <table:covered-table-cell table:style-name="ce1651"/>
          <table:covered-table-cell table:style-name="ce1659"/>
          <table:covered-table-cell table:style-name="ce1668"/>
          <table:covered-table-cell table:number-columns-repeated="6" table:style-name="ce1659"/>
          <table:covered-table-cell table:number-columns-repeated="3" table:style-name="ce1784"/>
          <table:covered-table-cell table:style-name="ce1659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41"/>
          <table:table-cell table:style-name="ce1651"/>
          <table:table-cell table:style-name="ce1659"/>
          <table:table-cell table:style-name="ce1668"/>
          <table:table-cell table:style-name="ce1659" table:number-columns-repeated="6"/>
          <table:table-cell table:style-name="ce1784" table:number-columns-repeated="3"/>
          <table:table-cell table:style-name="ce165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5" office:value-type="string" calcext:value-type="string">
            <text:p>Szint</text:p>
          </table:table-cell>
          <table:table-cell table:style-name="ce1625" office:value-type="string" calcext:value-type="string" table:number-columns-spanned="2" table:number-rows-spanned="1">
            <text:p>Átfogó</text:p>
          </table:table-cell>
          <table:covered-table-cell table:style-name="ce1625"/>
          <table:table-cell table:style-name="ce1625" office:value-type="string" calcext:value-type="string" table:number-columns-spanned="2" table:number-rows-spanned="1">
            <text:p>Átlagos</text:p>
          </table:table-cell>
          <table:covered-table-cell table:style-name="ce1625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4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68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9"/>
          <table:table-cell table:number-columns-repeated="240"/>
        </table:table-row>
        <table:table-row table:style-name="ro2">
          <table:table-cell table:style-name="ce161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29" office:value-type="float" office:value="0" calcext:value-type="float">
            <text:p>0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float" office:value="-20" calcext:value-type="float">
            <text:p>-20</text:p>
          </table:table-cell>
          <table:table-cell table:style-name="ce162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8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4"/>
          <table:table-cell table:style-name="ce1628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4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9"/>
          <table:table-cell table:style-name="ce162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6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6" office:value-type="string" calcext:value-type="string">
            <text:p>Erőbónusz</text:p>
          </table:table-cell>
          <table:table-cell table:style-name="ce175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3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4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4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9" office:value-type="string" calcext:value-type="string">
            <text:p>Erőbónusz</text:p>
          </table:table-cell>
          <table:table-cell table:style-name="ce162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3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4"/>
          <table:table-cell table:number-columns-repeated="2"/>
          <table:table-cell table:style-name="ce1635" office:value-type="string" calcext:value-type="string">
            <text:p>Fok</text:p>
          </table:table-cell>
          <table:table-cell table:style-name="ce163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0" calcext:value-type="float">
            <text:p>0</text:p>
          </table:table-cell>
          <table:table-cell table:style-name="ce16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9"/>
          <table:table-cell/>
          <table:table-cell table:style-name="ce163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4"/>
          <table:table-cell table:style-name="ce1485"/>
          <table:table-cell/>
          <table:table-cell table:style-name="ce162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9"/>
          <table:table-cell/>
          <table:table-cell table:style-name="ce1635" office:value-type="string" calcext:value-type="string">
            <text:p>Fok</text:p>
          </table:table-cell>
          <table:table-cell table:style-name="ce1635" office:value-type="string" calcext:value-type="string">
            <text:p>Sebesség bónusz</text:p>
          </table:table-cell>
          <table:table-cell table:style-name="ce163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4"/>
          <table:table-cell table:number-columns-repeated="2"/>
          <table:table-cell table:style-name="ce162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4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4"/>
          <table:table-cell table:number-columns-repeated="4"/>
          <table:table-cell table:style-name="ce167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4"/>
          <table:table-cell table:style-name="ce1631" office:value-type="string" calcext:value-type="string" table:number-columns-spanned="2" table:number-rows-spanned="1">
            <text:p>Pajzs</text:p>
          </table:table-cell>
          <table:covered-table-cell/>
          <table:table-cell table:style-name="ce1631" office:value-type="string" calcext:value-type="string">
            <text:p>VÉ</text:p>
          </table:table-cell>
          <table:table-cell table:style-name="ce163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7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35" table:content-validation-name="val178" office:value-type="string" calcext:value-type="string">
            <text:p>Fok</text:p>
          </table:table-cell>
          <table:table-cell table:style-name="ce1635" table:content-validation-name="val178" office:value-type="string" calcext:value-type="string">
            <text:p>Bónusz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91"/>
          <table:table-cell table:number-columns-repeated="243"/>
        </table:table-row>
        <table:table-row table:style-name="ro2">
          <table:table-cell table:style-name="ce1614"/>
          <table:table-cell table:number-columns-repeated="7"/>
          <table:table-cell table:style-name="ce1831"/>
          <table:table-cell table:style-name="ce697" table:number-columns-repeated="3"/>
          <table:table-cell table:style-name="ce1791"/>
          <table:table-cell table:number-columns-repeated="243"/>
        </table:table-row>
        <table:table-row table:style-name="ro2">
          <table:table-cell table:style-name="ce1614" table:content-validation-name="val53"/>
          <table:table-cell table:style-name="ce1633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9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35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3"/>
          <table:table-cell table:style-name="ce1635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3"/>
          <table:table-cell table:content-validation-name="val53" table:number-columns-repeated="3"/>
          <table:table-cell table:style-name="ce1635" table:content-validation-name="val53" office:value-type="string" calcext:value-type="string">
            <text:p>Fegyver</text:p>
          </table:table-cell>
          <table:table-cell table:style-name="ce1635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9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4" table:content-validation-name="val53"/>
          <table:table-cell table:style-name="ce1628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1" table:content-validation-name="val53"/>
          <table:table-cell table:style-name="ce1798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7" table:content-validation-name="val53"/>
          <table:table-cell table:style-name="ce1657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7" table:content-validation-name="val53" office:value-type="string" calcext:value-type="string">
            <text:p>Szúró</text:p>
          </table:table-cell>
          <table:table-cell table:style-name="ce1657" table:content-validation-name="val53" office:value-type="string" calcext:value-type="string">
            <text:p>Vágó</text:p>
          </table:table-cell>
          <table:table-cell table:style-name="ce1657" table:content-validation-name="val53" office:value-type="string" calcext:value-type="string">
            <text:p>Zúzó</text:p>
          </table:table-cell>
          <table:table-cell table:style-name="ce1657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40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40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40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0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40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7" table:content-validation-name="val53" office:value-type="string" calcext:value-type="string">
            <text:p>SFÉ</text:p>
          </table:table-cell>
          <table:table-cell table:style-name="ce1657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7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4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14"/>
          <table:table-cell table:style-name="ce1628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4"/>
          <table:table-cell table:style-name="ce1628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4"/>
          <table:table-cell table:number-columns-repeated="8"/>
          <table:table-cell table:style-name="ce1831" table:number-columns-repeated="3"/>
          <table:table-cell table:style-name="ce1739"/>
          <table:table-cell table:style-name="ce1798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20" table:on-update-keep-styles="true" table:on-update-keep-size="false"/>
        <table:database-range table:name="primer_atlagos" table:target-range-address="Képzettséglista.A24:Képzettséglista.A29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5:58:38.269000000</dc:date>
    <meta:editing-cycles>549</meta:editing-cycles>
    <meta:editing-duration>P4DT17M59S</meta:editing-duration>
    <meta:document-statistic meta:table-count="11" meta:cell-count="322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